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officeooo:rsid="00088200" officeooo:paragraph-rsid="00088200"/>
    </style:style>
    <style:style style:name="P2" style:family="paragraph" style:parent-style-name="Standard">
      <style:text-properties style:font-name="arial" officeooo:rsid="00088200" officeooo:paragraph-rsid="00088200"/>
    </style:style>
    <style:style style:name="P3" style:family="paragraph" style:parent-style-name="Standard">
      <style:text-properties style:font-name="arial" officeooo:rsid="00088200" officeooo:paragraph-rsid="000d53ec"/>
    </style:style>
    <style:style style:name="P4" style:family="paragraph" style:parent-style-name="Standard">
      <style:text-properties style:font-name="arial" officeooo:rsid="000990d6" officeooo:paragraph-rsid="000990d6"/>
    </style:style>
    <style:style style:name="P5" style:family="paragraph" style:parent-style-name="Standard">
      <style:text-properties style:font-name="arial" officeooo:rsid="000990d6" officeooo:paragraph-rsid="000d53ec"/>
    </style:style>
    <style:style style:name="P6" style:family="paragraph" style:parent-style-name="Standard">
      <style:text-properties style:font-name="arial" fo:font-weight="normal" officeooo:rsid="00088200" officeooo:paragraph-rsid="000d53ec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0990d6" officeooo:paragraph-rsid="000d53ec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0990d6" officeooo:paragraph-rsid="000dceea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0990d6" officeooo:paragraph-rsid="000990d6" style:font-weight-asian="normal" style:font-weight-complex="normal"/>
    </style:style>
    <style:style style:name="P10" style:family="paragraph" style:parent-style-name="Standard">
      <style:text-properties style:font-name="arial" officeooo:rsid="000ac506" officeooo:paragraph-rsid="000ac506"/>
    </style:style>
    <style:style style:name="P11" style:family="paragraph" style:parent-style-name="Standard">
      <style:text-properties officeooo:paragraph-rsid="000990d6"/>
    </style:style>
    <style:style style:name="P12" style:family="paragraph" style:parent-style-name="Standard">
      <style:text-properties style:font-name="arial" officeooo:rsid="00088200" officeooo:paragraph-rsid="00088200"/>
    </style:style>
    <style:style style:name="P13" style:family="paragraph" style:parent-style-name="Standard">
      <style:text-properties style:font-name="arial" officeooo:rsid="00088200" officeooo:paragraph-rsid="000d53ec"/>
    </style:style>
    <style:style style:name="P14" style:family="paragraph" style:parent-style-name="Standard">
      <style:text-properties style:font-name="arial" fo:font-weight="normal" officeooo:rsid="000d53ec" officeooo:paragraph-rsid="00088200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0d53ec" officeooo:paragraph-rsid="000d53ec" style:font-weight-asian="normal" style:font-weight-complex="normal"/>
    </style:style>
    <style:style style:name="P16" style:family="paragraph" style:parent-style-name="Standard">
      <style:text-properties style:font-name="arial" officeooo:rsid="000990d6" officeooo:paragraph-rsid="000d53ec"/>
    </style:style>
    <style:style style:name="P17" style:family="paragraph" style:parent-style-name="Standard">
      <style:text-properties style:font-name="arial" officeooo:rsid="000f355c" officeooo:paragraph-rsid="000f355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90d6" style:font-weight-asian="bold" style:font-weight-complex="bold"/>
    </style:style>
    <style:style style:name="T3" style:family="text">
      <style:text-properties fo:font-weight="bold" officeooo:rsid="000d53ec" style:font-weight-asian="bold" style:font-weight-complex="bold"/>
    </style:style>
    <style:style style:name="T4" style:family="text">
      <style:text-properties officeooo:rsid="000990d6"/>
    </style:style>
    <style:style style:name="T5" style:family="text">
      <style:text-properties style:font-name="arial" fo:font-weight="bold" officeooo:rsid="000990d6" style:font-weight-asian="bold" style:font-weight-complex="bold"/>
    </style:style>
    <style:style style:name="T6" style:family="text">
      <style:text-properties style:font-name="arial" fo:font-weight="normal" officeooo:rsid="000990d6" style:font-weight-asian="normal" style:font-weight-complex="normal"/>
    </style:style>
    <style:style style:name="T7" style:family="text">
      <style:text-properties officeooo:rsid="000d53e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d53ec" style:font-weight-asian="normal" style:font-weight-complex="normal"/>
    </style:style>
    <style:style style:name="T10" style:family="text">
      <style:text-properties officeooo:rsid="000dce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02/04/2024</text:p>
      <text:p text:style-name="P2">----------------</text:p>
      <text:p text:style-name="P2">COMANDOS DE LA CONSOLA GNU/LINUX </text:p>
      <text:p text:style-name="P2"><text:s/><text:span text:style-name="T4">los comandos en Linux se ejecutan <text:s/>en la CLI(COMMAND LINE INTERFACE) interacción <text:s/>mediante el texto una consola no es otra cosa que el medio o método de </text:span><text:span text:style-name="T2">interacción entre el usuario y <text:s/>la maquina.</text:span></text:p>
      <text:p text:style-name="P2"/>
      <text:p text:style-name="P11"><text:span text:style-name="T5">-CLI </text:span><text:span text:style-name="T6">se basa en el uso de un lenguaje codificado</text:span></text:p>
      <text:p text:style-name="P4"><text:span text:style-name="T1">-GUI </text:span>graphical user interfas interaccionan de elementos gráficos posibilita una interacción amigable e intuitiva. </text:p>
      <text:p text:style-name="P4">-----------------------------------------------------------------------</text:p>
      <text:p text:style-name="P3">---------------------------------</text:p>
      <text:p text:style-name="P3"/>
      <text:p text:style-name="P3"><text:span text:style-name="T7">A</text:span>brimos la consola</text:p>
      <text:p text:style-name="P3"/>
      <text:p text:style-name="P6"><text:span text:style-name="T7">$ ctrl</text:span>+<text:span text:style-name="T7">alt</text:span>+<text:span text:style-name="T7">t </text:span></text:p>
      <text:p text:style-name="P2"/>
      <text:p text:style-name="P14">---------------------------------</text:p>
      <text:p text:style-name="P2"/>
      <text:p text:style-name="P3">limpiamos la lineas de código</text:p>
      <text:p text:style-name="P3"/>
      <text:p text:style-name="P15">$ clear </text:p>
      <text:p text:style-name="P2"/>
      <text:p text:style-name="P2">----------------------------------</text:p>
      <text:p text:style-name="P2"/>
      <text:p text:style-name="P3">Para instalar paquetes o programas</text:p>
      <text:p text:style-name="P3"/>
      <text:p text:style-name="P15">$ sudo apt install</text:p>
      <text:p text:style-name="P3"/>
      <text:p text:style-name="P3">----------------------------------</text:p>
      <text:p text:style-name="P3">+ (el programa que <text:s/>deseamos instalar )</text:p>
      <text:p text:style-name="P3"/>
      <text:p text:style-name="P15">$ sudo apt install </text:p>
      <text:p text:style-name="P3"/>
      <text:p text:style-name="P2">----------------------------------</text:p>
      <text:p text:style-name="P2"/>
      <text:p text:style-name="P3"><text:span text:style-name="T7">S</text:span>e cancela en la terminal , interrumpe </text:p>
      <text:p text:style-name="P2"/>
      <text:p text:style-name="P6"><text:span text:style-name="T7">$ ctrl</text:span>+<text:span text:style-name="T7">c</text:span> </text:p>
      <text:p text:style-name="P3"/>
      <text:p text:style-name="P6">---------------------------------</text:p>
      <text:p text:style-name="P3"/>
      <text:p text:style-name="P6">+ El programa que se desea eliminar</text:p>
      <text:p text:style-name="P2"/>
      <text:p text:style-name="P6"><text:span text:style-name="T7">$ sudo</text:span> <text:span text:style-name="T7">apt remove</text:span></text:p>
      <text:p text:style-name="P3"/>
      <text:p text:style-name="P6">---------------------------------</text:p>
      <text:p text:style-name="P3"/>
      <text:p text:style-name="P6"><text:span text:style-name="T7">El</text:span>imina los rastros de de actualizaciones de programas </text:p>
      <text:p text:style-name="P2"><text:soft-page-break/></text:p>
      <text:p text:style-name="P6"><text:span text:style-name="T7">$ sudo apt</text:span> <text:span text:style-name="T7">autoremover</text:span></text:p>
      <text:p text:style-name="P3"/>
      <text:p text:style-name="P6">-----------------------------------</text:p>
      <text:p text:style-name="P2"/>
      <text:p text:style-name="P3"><text:span text:style-name="T9">l</text:span><text:span text:style-name="T8">i</text:span>mpia el cache de los programas</text:p>
      <text:p text:style-name="P3"/>
      <text:p text:style-name="P15">$ sudo apt autoclear</text:p>
      <text:p text:style-name="P3"/>
      <text:p text:style-name="P6">-----------------------------------</text:p>
      <text:p text:style-name="P2"/>
      <text:p text:style-name="P5"><text:span text:style-name="T7">C</text:span>ambiar o mover , dentro del terminal </text:p>
      <text:p text:style-name="P5"/>
      <text:p text:style-name="P7"><text:span text:style-name="T7">$ cd</text:span> </text:p>
      <text:p text:style-name="P5"/>
      <text:p text:style-name="P5">-----------------------------------</text:p>
      <text:p text:style-name="P5"><text:span text:style-name="T7">Re</text:span>gresar al origen </text:p>
      <text:p text:style-name="P5"/>
      <text:p text:style-name="P5"><text:span text:style-name="T9">$ cd </text:span><text:span text:style-name="T8">.. </text:span><text:s/></text:p>
      <text:p text:style-name="P5"/>
      <text:p text:style-name="P5">----------------------------------</text:p>
      <text:p text:style-name="P5"/>
      <text:p text:style-name="P5"><text:span text:style-name="T7">D</text:span>irectorio de nivel superior (origen)</text:p>
      <text:p text:style-name="P4"/>
      <text:p text:style-name="P7"><text:span text:style-name="T7">$</text:span>.. </text:p>
      <text:p text:style-name="P5"/>
      <text:p text:style-name="P7">---------------------------------</text:p>
      <text:p text:style-name="P4"/>
      <text:p text:style-name="P5"><text:span text:style-name="T7">C</text:span>rear archivo</text:p>
      <text:p text:style-name="P5"/>
      <text:p text:style-name="P7"><text:span text:style-name="T7">$ touch</text:span> </text:p>
      <text:p text:style-name="P5"/>
      <text:p text:style-name="P5">----------------------------------</text:p>
      <text:p text:style-name="P5"/>
      <text:p text:style-name="P5"><text:span text:style-name="T7">C</text:span>rear directorio(carpetas)</text:p>
      <text:p text:style-name="P5"/>
      <text:p text:style-name="P7"><text:span text:style-name="T7">$ mkdir</text:span> </text:p>
      <text:p text:style-name="P4"/>
      <text:p text:style-name="P4">------------------------------------</text:p>
      <text:p text:style-name="P4"/>
      <text:p text:style-name="P5"><text:span text:style-name="T7">Li</text:span>sta</text:p>
      <text:p text:style-name="P5"/>
      <text:p text:style-name="P15">$l s </text:p>
      <text:p text:style-name="P5"/>
      <text:p text:style-name="P15">----------------------------------</text:p>
      <text:p text:style-name="P7"/>
      <text:p text:style-name="P5"><text:span text:style-name="T7">Lis</text:span>ta larga</text:p>
      <text:p text:style-name="P5"/>
      <text:p text:style-name="P7"><text:span text:style-name="T7">$ </text:span>-<text:span text:style-name="T7">l</text:span> </text:p>
      <text:p text:style-name="P5"><text:soft-page-break/></text:p>
      <text:p text:style-name="P5">----------------------------------</text:p>
      <text:p text:style-name="P5"/>
      <text:p text:style-name="P5"><text:span text:style-name="T7">C</text:span>opiar</text:p>
      <text:p text:style-name="P5"/>
      <text:p text:style-name="P7"><text:span text:style-name="T7">$ cp</text:span> </text:p>
      <text:p text:style-name="P4"/>
      <text:p text:style-name="P4">-----------------------------------</text:p>
      <text:p text:style-name="P4"/>
      <text:p text:style-name="P5"><text:span text:style-name="T9">I</text:span><text:span text:style-name="T8">mp</text:span>rimir el directorio de donde estamos </text:p>
      <text:p text:style-name="P5"/>
      <text:p text:style-name="P7"><text:span text:style-name="T7">$ pwd</text:span> </text:p>
      <text:p text:style-name="P5"/>
      <text:p text:style-name="P7">-----------------------------------</text:p>
      <text:p text:style-name="P5"/>
      <text:p text:style-name="P7"><text:span text:style-name="T7">R</text:span>emover o borrar un archivo no deseado </text:p>
      <text:p text:style-name="P7"/>
      <text:p text:style-name="P7"><text:span text:style-name="T7">$ rm</text:span> </text:p>
      <text:p text:style-name="P5"/>
      <text:p text:style-name="P5">---------------------------------</text:p>
      <text:p text:style-name="P5"><text:span text:style-name="T7">El</text:span>iminar recursivamente se usa para el eliminar directorios</text:p>
      <text:p text:style-name="P5"/>
      <text:p text:style-name="P9"><text:span text:style-name="T7">$ </text:span>-<text:span text:style-name="T7">r</text:span> </text:p>
      <text:p text:style-name="P4"/>
      <text:p text:style-name="P4">----------------------------------</text:p>
      <text:p text:style-name="P5"><text:span text:style-name="T7">M</text:span>uestra lo que hay en el archivo</text:p>
      <text:p text:style-name="P5"/>
      <text:p text:style-name="P7"><text:span text:style-name="T7">$ cat</text:span> </text:p>
      <text:p text:style-name="P4"/>
      <text:p text:style-name="P4">----------------------------------</text:p>
      <text:p text:style-name="P4"/>
      <text:p text:style-name="P15">Mover los archivos </text:p>
      <text:p text:style-name="P5"/>
      <text:p text:style-name="P8"><text:span text:style-name="T7">$ mv</text:span> </text:p>
      <text:p text:style-name="P5"/>
      <text:p text:style-name="P5">---------------------------------</text:p>
      <text:p text:style-name="P5"/>
      <text:p text:style-name="P5">Muestra la fecha.</text:p>
      <text:p text:style-name="P5"/>
      <text:p text:style-name="P5">$ date</text:p>
      <text:p text:style-name="P5"/>
      <text:p text:style-name="P5">--------------------------------</text:p>
      <text:p text:style-name="P5"/>
      <text:p text:style-name="P5">Asignar la fecha manualmente.</text:p>
      <text:p text:style-name="P5"/>
      <text:p text:style-name="P5"><text:span text:style-name="T10">$ </text:span>date --set 1998-11-02</text:p>
      <text:p text:style-name="P5"/>
      <text:p text:style-name="P5">---------------------------------</text:p>
      <text:p text:style-name="P5"/>
      <text:p text:style-name="P5"><text:soft-page-break/>Asignar la hora manualmente.</text:p>
      <text:p text:style-name="P5"/>
      <text:p text:style-name="P5"><text:span text:style-name="T10">$</text:span> date --set 21:08:00</text:p>
      <text:p text:style-name="P5"/>
      <text:p text:style-name="P5">---------------------------------</text:p>
      <text:p text:style-name="P17">remplazo de linea de codigo anterior </text:p>
      <text:p text:style-name="P17"/>
      <text:p text:style-name="P17">$ !!</text:p>
      <text:p text:style-name="P3">Con las siglas (<text:span text:style-name="T1">S)(si) </text:span>y <text:span text:style-name="T1">(N)(no</text:span>) aceptar o negar una opción </text:p>
      <text:p text:style-name="P3"/>
      <text:p text:style-name="P3"/>
      <text:p text:style-name="P10"/>
      <text:p text:style-name="P4"/>
      <text:p text:style-name="P4"/>
      <text:p text:style-name="P4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VE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09:55:58.223500372</meta:creation-date>
    <dc:date>2024-05-06T11:33:14.583630954</dc:date>
    <meta:editing-duration>PT4H30M59S</meta:editing-duration>
    <meta:editing-cycles>7</meta:editing-cycles>
    <meta:generator>LibreOffice/7.4.7.2$Linux_X86_64 LibreOffice_project/40$Build-2</meta:generator>
    <meta:document-statistic meta:table-count="0" meta:image-count="0" meta:object-count="0" meta:page-count="4" meta:paragraph-count="83" meta:word-count="287" meta:character-count="2387" meta:non-whitespace-character-count="2151"/>
  </office:meta>
</office:document-meta>
</file>